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9pt" fo:language="en" fo:country="US" style:text-underline-style="none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9pt" fo:language="ru" fo:country="RU" style:text-underline-style="none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6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7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9pt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9pt" fo:language="ru" fo:country="RU" fo:font-weight="normal" style:font-size-asian="9pt" style:font-weight-asian="normal" style:font-name-complex="Arial" style:font-size-complex="9pt" style:font-weight-complex="normal"/>
    </style:style>
    <style:style style:name="P36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9pt" fo:language="ru" fo:country="RU" style:text-underline-style="none" style:font-size-asian="9pt" style:font-name-complex="Arial" style:font-size-complex="9pt"/>
    </style:style>
    <style:style style:name="P37" style:family="paragraph" style:parent-style-name="Standard">
      <style:paragraph-properties fo:margin-top="0.0598in" fo:margin-bottom="0in"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background-color="transparent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language="en" fo:country="US" fo:font-style="normal" style:font-style-asian="normal" style:font-style-complex="normal"/>
    </style:style>
    <style:style style:name="T18" style:family="text">
      <style:text-properties style:text-position="sub 58%" fo:language="ru" fo:country="RU" fo:font-style="normal" style:font-style-asian="normal" style:font-style-complex="normal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background-color="transparen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complex="Arial"/>
    </style:style>
    <style:style style:name="T32" style:family="text">
      <style:text-properties style:text-position="0% 100%" fo:language="en" fo:country="US" fo:font-style="normal" style:font-style-asian="normal" style:font-style-complex="normal"/>
    </style:style>
    <style:style style:name="T33" style:family="text">
      <style:text-properties style:text-position="0% 100%" fo:language="en" fo:country="US" fo:font-style="italic" style:font-style-asian="italic" style:font-style-complex="italic"/>
    </style:style>
    <style:style style:name="T34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10">ПОВЕРКИ</text:span></text:p>
      <text:p text:style-name="P3"><text:span text:style-name="T24">дозиметра типа </text:span><text:span text:style-name="T13">ДКС</text:span><text:span text:style-name="T24">-</text:span><text:span text:style-name="T13">АТ3509</text:span><text:span text:style-name="T9">B</text:span></text:p>
      <text:p text:style-name="P5"/>
      <text:p text:style-name="P6"><text:span text:style-name="T24">зав. № </text:span><text:span text:style-name="T23"><text:s/>$</text:span><text:span text:style-name="T5">allSerial</text:span><text:span text:style-name="T24"> </text:span><text:span text:style-name="T26">.</text:span><text:span text:style-name="T24"> </text:span></text:p>
      <text:p text:style-name="P6"><text:span text:style-name="T24">принадлежащего </text:span><text:span text:style-name="T25">.</text:span><text:span text:style-name="T31"> <text:s text:c="105"/></text:span><text:span text:style-name="T25">.</text:span></text:p>
      <text:p text:style-name="P9"/>
      <text:p text:style-name="P36">Поверка проводилась на базе УП «АТОМТЕХ», в нормальных климатических условиях при температуре <text:span text:style-name="T21">Т</text:span> = <text:span text:style-name="T30"><text:s/></text:span><text:span text:style-name="T22">$temp </text:span><text:s/>°<text:span text:style-name="T21">С</text:span>, атмосферном давлении <text:span text:style-name="T21">Р</text:span> = <text:span text:style-name="T30"><text:s text:c="5"/></text:span><text:s/>мм.рт.ст, относительной влажности воздуха <text:span text:style-name="T21">р</text:span> = <text:span text:style-name="T30"><text:s/></text:span><text:span text:style-name="T22">$vlag </text:span><text:s/>%, внешнем фоне γ-излучения <text:span text:style-name="T4">H</text:span>*(10) = <text:span text:style-name="T30"><text:s/></text:span><text:span text:style-name="T22">$bground </text:span><text:s/>нЗв/ч, <text:s/>согласно методике, изложенной в <text:span text:style-name="T29">МП. МН 742-2005</text:span></text:p>
      <text:p text:style-name="P27"><text:span text:style-name="T10">1. </text:span>Эталонные средства измерений:</text:p>
      <text:p text:style-name="P32">- <text:span text:style-name="T3">$facility_110</text:span>;</text:p>
      <text:p text:style-name="P33">- <text:span text:style-name="T3">$facility_1</text:span>3<text:span text:style-name="T3">0</text:span>;</text:p>
      <text:p text:style-name="P37"><text:span text:style-name="T10">2. </text:span>Внешний осмотр и опробование БД:</text:p>
      <text:p text:style-name="P35">- документация<text:tab/></text:p>
      <text:p text:style-name="P35">- отсутствие механических повреждений<text:tab/></text:p>
      <text:p text:style-name="P34">- контроль работоспособности<text:tab/></text:p>
      <text:p text:style-name="P38">3. Определение метрологических характеристик: 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6">Определение основной относительной погрешности измерения м</text:span><text:span text:style-name="T31">ощности дозы гамма излучения</text:span><text:span text:style-name="T6"> </text:span><text:span text:style-name="T31">ДКС-АТ3509B</text:span><text:span text:style-name="T6"> <text:s text:c="6"/>зав. №</text:span><text:span text:style-name="T7">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1">Мощность <text:span text:style-name="T10">индивидуаль-ного эквива-лента</text:span> дозы в <text:span text:style-name="T10">контрольной</text:span> точке <text:span text:style-name="T21">Ḣ</text:span><text:span text:style-name="T20">p</text:span><text:span text:style-name="T16">i</text:span><text:span text:style-name="T33">(10)</text:span></text:p>
          </table:table-cell>
          <table:table-cell table:style-name="t1.B2" office:value-type="string">
            <text:p text:style-name="P12">Номер источ-ника</text:p>
          </table:table-cell>
          <table:table-cell table:style-name="t1.B2" office:value-type="string">
            <text:p text:style-name="P12">Рассто-яние</text:p>
            <text:p text:style-name="P12">до источ-ника, </text:p>
            <text:p text:style-name="P14">R, см</text:p>
          </table:table-cell>
          <table:table-cell table:style-name="t1.B2" office:value-type="string">
            <text:p text:style-name="P29">Показания прибора</text:p>
          </table:table-cell>
          <table:table-cell table:style-name="t1.B2" office:value-type="string">
            <text:p text:style-name="P25">Среднее значение, </text:p>
            <text:p text:style-name="P26"><text:span text:style-name="T34">Ḣ</text:span><text:span text:style-name="T16">pi</text:span><text:span text:style-name="T32">(10)</text:span></text:p>
          </table:table-cell>
          <table:table-cell table:style-name="t1.B2" office:value-type="string">
            <text:p text:style-name="P17"><text:span text:style-name="T11">Относи-тель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7"><text:span text:style-name="T12">θ</text:span><text:span text:style-name="T18">пр</text:span><text:span text:style-name="T16">i</text:span><text:span text:style-name="T10">,</text:span> %</text:p>
          </table:table-cell>
          <table:table-cell table:style-name="t1.B2" office:value-type="string">
            <text:p text:style-name="P18"><text:span text:style-name="T3">Относительное</text:span> средне квадрати-ческое<text:span text:style-name="T3"> </text:span>отклонение, <text:span text:style-name="T3">S</text:span><text:span text:style-name="T16">i</text:span><text:span text:style-name="T3">, %</text:span></text:p>
          </table:table-cell>
          <table:table-cell table:style-name="t1.B2" office:value-type="string">
            <text:p text:style-name="P23"><text:span text:style-name="T10">Довери-тель</text:span>ная граница <text:span text:style-name="T10">погрешнос-ти</text:span> измере-ния <text:span text:style-name="T8">Δ</text:span><text:span text:style-name="T16">i</text:span><text:span text:style-name="T3">,</text:span> %</text:p>
          </table:table-cell>
          <table:table-cell table:style-name="t1.I2" office:value-type="string">
            <text:p text:style-name="P21"><text:span text:style-name="T28">Предел основной </text:span><text:span text:style-name="T10">относитель-ной</text:span> <text:span text:style-name="T3">погреш-ности</text:span>, %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9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29">$1-bg0</text:p>
              <text:p text:style-name="P29">$1-bg1</text:p>
              <text:p text:style-name="P29">$1-bg2</text:p>
              <text:p text:style-name="P29">$1-bg3</text:p>
              <text:p text:style-name="P29">$1-bg4</text:p>
              <text:p text:style-name="P29">$1-bg5</text:p>
              <text:p text:style-name="P29">$1-bg6</text:p>
              <text:p text:style-name="P29">$1-bg7</text:p>
              <text:p text:style-name="P28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мкЗв/ч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29">$1-m00</text:p>
              <text:p text:style-name="P29">$1-m01</text:p>
              <text:p text:style-name="P29">$1-m02</text:p>
              <text:p text:style-name="P29">$1-m03</text:p>
              <text:p text:style-name="P29">$1-m04</text:p>
              <text:p text:style-name="P29">$1-m05</text:p>
              <text:p text:style-name="P29">$1-m06</text:p>
              <text:p text:style-name="P29">$1-m07</text:p>
              <text:p text:style-name="P29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0">30</text:span></text:p>
          </table:table-cell>
        </table:table-row>
        <table:table-row>
          <table:table-cell table:style-name="t1.A3" office:value-type="string">
            <text:p text:style-name="P12">4.0 мЗв/ч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4">$1-m10</text:p>
              <text:p text:style-name="P29">$1-m11</text:p>
              <text:p text:style-name="P29">$1-m12</text:p>
              <text:p text:style-name="P29">$1-m13</text:p>
              <text:p text:style-name="P29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3" office:value-type="string">
            <text:p text:style-name="P12">800<text:span text:style-name="T10">.</text:span>0 мЗв/ч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4">$1-m20</text:p>
              <text:p text:style-name="P29">$1-m21</text:p>
              <text:p text:style-name="P29">$1-m22</text:p>
              <text:p text:style-name="P29">$1-m23</text:p>
              <text:p text:style-name="P29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0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0">.</text:span>0 <text:span text:style-name="T10">мкЗв</text:span>/ч<text:line-break/><text:span text:style-name="T3">Hp(0.07)</text:span></text:p>
          </table:table-cell>
          <table:table-cell table:style-name="t1.B7" office:value-type="string">
            <text:p text:style-name="P13">$1-n<text:span text:style-name="T10">3</text:span></text:p>
          </table:table-cell>
          <table:table-cell table:style-name="t1.B7" office:value-type="string">
            <text:p text:style-name="P13">$1-d<text:span text:style-name="T10">3</text:span></text:p>
          </table:table-cell>
          <table:table-cell table:style-name="t1.D7" office:value-type="string">
            <text:section text:style-name="Sect1" text:name="Раздел3">
              <text:p text:style-name="P4">$1-<text:span text:style-name="T10">m30</text:span></text:p>
              <text:p text:style-name="P29">$1-<text:span text:style-name="T10">m31</text:span></text:p>
              <text:p text:style-name="P29">$1-<text:span text:style-name="T10">m32</text:span></text:p>
              <text:p text:style-name="P29">$1-<text:span text:style-name="T10">m33</text:span></text:p>
              <text:p text:style-name="P29">$1-<text:span text:style-name="T10">m34</text:span></text:p>
            </text:section>
          </table:table-cell>
          <table:table-cell table:style-name="t1.B7" office:value-type="string">
            <text:p text:style-name="P13">$1-av<text:span text:style-name="T10">3</text:span></text:p>
          </table:table-cell>
          <table:table-cell table:style-name="t1.B7" office:value-type="string">
            <text:p text:style-name="P13">$1-o<text:span text:style-name="T10">3</text:span></text:p>
          </table:table-cell>
          <table:table-cell table:style-name="t1.B7" office:value-type="string">
            <text:p text:style-name="P13">$1-q<text:span text:style-name="T10">3</text:span></text:p>
          </table:table-cell>
          <table:table-cell table:style-name="t1.B7" office:value-type="string">
            <text:p text:style-name="P13">$1-do<text:span text:style-name="T10">3</text:span></text:p>
          </table:table-cell>
          <table:table-cell table:style-name="t1.I7" office:value-type="string">
            <text:p text:style-name="P20">±<text:span text:style-name="T10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6">Определение основной относительной погрешности измерения </text:span><text:span text:style-name="T31">дозы гамма излучения</text:span><text:span text:style-name="T6"> </text:span><text:span text:style-name="T31">ДКС-АТ3509B</text:span><text:span text:style-name="T6"> зав. №</text:span><text:span text:style-name="T7"> </text:span><text:span text:style-name="T6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8"><text:span text:style-name="T3">Действи-тельное</text:span> значение</text:p>
            <text:p text:style-name="P28">ЭД<text:span text:style-name="T36">,</text:span></text:p>
            <text:p text:style-name="P28"><text:span text:style-name="T4">H</text:span><text:span text:style-name="T16">p</text:span><text:span text:style-name="T15">0</text:span></text:p>
          </table:table-cell>
          <table:table-cell table:style-name="s1.B2" table:number-rows-spanned="2" office:value-type="string">
            <text:p text:style-name="P12">Номер источника</text:p>
          </table:table-cell>
          <table:table-cell table:style-name="s1.B2" table:number-rows-spanned="2" office:value-type="string">
            <text:p text:style-name="P30"><text:s text:c="2"/>d, <text:span text:style-name="T10">см <text:s/></text:span></text:p>
            <text:p text:style-name="P31">t, <text:span text:style-name="T10">сек</text:span></text:p>
          </table:table-cell>
          <table:table-cell table:style-name="s1.B2" table:number-columns-spanned="3" office:value-type="string">
            <text:p text:style-name="P28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Относитель-ная</text:span><text:span text:style-name="T29"> </text:span><text:span text:style-name="T11">погреш-ность</text:span><text:span text:style-name="T29"> </text:span><text:span text:style-name="T11">измерения</text:span> </text:p>
            <text:p text:style-name="P12"><text:span text:style-name="T12">θ</text:span><text:span text:style-name="T18">пр</text:span><text:span text:style-name="T16">i</text:span><text:span text:style-name="T10">,</text:span> %</text:p>
          </table:table-cell>
          <table:table-cell table:style-name="s1.B2" table:number-rows-spanned="2" office:value-type="string">
            <text:p text:style-name="P24"><text:span text:style-name="T10">Доверитель-</text:span>ная граница погрешности измерения <text:span text:style-name="T8">Δ</text:span><text:span text:style-name="T16">i</text:span><text:span text:style-name="T3">,</text:span> %</text:p>
          </table:table-cell>
          <table:table-cell table:style-name="s1.I2" table:number-rows-spanned="2" office:value-type="string">
            <text:p text:style-name="P22"><text:span text:style-name="T27">Предел основной </text:span><text:span text:style-name="T10">относитель-ной</text:span> <text:span text:style-name="T3">погреш-ности, </text:span><text:span text:style-name="T10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8"><text:span text:style-name="T4">H</text:span><text:span text:style-name="T16">pi</text:span></text:p>
          </table:table-cell>
          <table:table-cell table:style-name="s1.D3" office:value-type="string">
            <text:p text:style-name="P28"><text:span text:style-name="T4">H</text:span><text:span text:style-name="T16">pi </text:span><text:span text:style-name="T14">изм.</text:span></text:p>
          </table:table-cell>
          <table:table-cell table:style-name="s1.D3" office:value-type="string">
            <text:p text:style-name="P28"><text:span text:style-name="T4">H</text:span><text:span text:style-name="T16">pi</text:span><text:span text:style-name="T17"> </text:span><text:span text:style-name="T19">изм</text:span><text:span text:style-name="T20">.</text:span><text:span text:style-name="T35">- </text:span><text:span text:style-name="T4">H</text:span><text:span text:style-name="T16">p</text:span><text:span text:style-name="T15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м</text:span><text:span text:style-name="T10">к</text:span><text:span text:style-name="T3">Зв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0">3</text:span></text:p>
          </table:table-cell>
          <table:table-cell table:style-name="s1.B4" office:value-type="string">
            <text:p text:style-name="P19"><text:s text:c="2"/>##1-<text:span text:style-name="T3">dd_</text:span><text:span text:style-name="T10">3</text:span> <text:s/></text:p>
            <text:p text:style-name="P16"><text:span text:style-name="T10">36</text:span>0c</text:p>
          </table:table-cell>
          <table:table-cell table:style-name="s1.B4" office:value-type="string">
            <text:p text:style-name="P13">##1-d_dev<text:span text:style-name="T3">_</text:span><text:span text:style-name="T10">3</text:span></text:p>
          </table:table-cell>
          <table:table-cell table:style-name="s1.B4" office:value-type="string">
            <text:p text:style-name="P13">##1-dose<text:span text:style-name="T3">_</text:span><text:span text:style-name="T10">3</text:span></text:p>
          </table:table-cell>
          <table:table-cell table:style-name="s1.B4" office:value-type="string">
            <text:p text:style-name="P13">##1-d_res<text:span text:style-name="T3">_</text:span><text:span text:style-name="T10">3</text:span></text:p>
          </table:table-cell>
          <table:table-cell table:style-name="s1.B4" office:value-type="string">
            <text:p text:style-name="P13">##1-o_pog<text:span text:style-name="T3">_</text:span><text:span text:style-name="T10">3</text:span></text:p>
          </table:table-cell>
          <table:table-cell table:style-name="s1.B4" office:value-type="string">
            <text:p text:style-name="P13">##1-d_gran<text:span text:style-name="T3">_</text:span><text:span text:style-name="T10">3</text:span></text:p>
          </table:table-cell>
          <table:table-cell table:style-name="s1.I4" office:value-type="string">
            <text:p text:style-name="P12">±<text:span text:style-name="T3">15</text:span></text:p>
          </table:table-cell>
        </table:table-row>
        <table:table-row>
          <table:table-cell table:style-name="s1.A4" office:value-type="string">
            <text:p text:style-name="P12">4.0 мЗв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6">180c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6" office:value-type="string">
            <text:p text:style-name="P12">4.0 <text:span text:style-name="T10">мкЗв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6">360c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0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1:41.35</dc:date>
    <meta:editing-duration>P3DT8H20M32S</meta:editing-duration>
    <meta:editing-cycles>399</meta:editing-cycles>
    <meta:generator>OpenOffice/4.1.6$Win32 OpenOffice.org_project/416m1$Build-9790</meta:generator>
    <meta:document-statistic meta:table-count="3" meta:image-count="0" meta:object-count="0" meta:page-count="1" meta:paragraph-count="153" meta:word-count="310" meta:character-count="2364"/>
  </office:meta>
</office:document-meta>
</file>